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Mako" svg:font-family="Mak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8cm" style:rel-column-width="4989*"/>
    </style:style>
    <style:style style:name="Table1.B" style:family="table-column">
      <style:table-column-properties style:column-width="8.789cm" style:rel-column-width="4983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8cm" style:rel-column-width="4989*"/>
    </style:style>
    <style:style style:name="Table2.B" style:family="table-column">
      <style:table-column-properties style:column-width="8.789cm" style:rel-column-width="4983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8cm" style:rel-column-width="4989*"/>
    </style:style>
    <style:style style:name="Table3.B" style:family="table-column">
      <style:table-column-properties style:column-width="8.789cm" style:rel-column-width="4983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Heading_20_1">
      <style:text-properties officeooo:rsid="000ffae9" officeooo:paragraph-rsid="000ffae9"/>
    </style:style>
    <style:style style:name="P2" style:family="paragraph" style:parent-style-name="Heading_20_1">
      <style:text-properties officeooo:rsid="000ffae9" officeooo:paragraph-rsid="001102a9"/>
    </style:style>
    <style:style style:name="P3" style:family="paragraph" style:parent-style-name="Heading_20_1">
      <style:text-properties officeooo:paragraph-rsid="000ffae9"/>
    </style:style>
    <style:style style:name="P4" style:family="paragraph" style:parent-style-name="Quotations">
      <style:text-properties officeooo:paragraph-rsid="001102a9"/>
    </style:style>
    <style:style style:name="P5" style:family="paragraph" style:parent-style-name="Standard">
      <style:text-properties officeooo:paragraph-rsid="001102a9"/>
    </style:style>
    <style:style style:name="P6" style:family="paragraph" style:parent-style-name="Table_20_Contents" style:list-style-name="L1">
      <style:text-properties officeooo:paragraph-rsid="000ffae9"/>
    </style:style>
    <style:style style:name="P7" style:family="paragraph" style:parent-style-name="Table_20_Contents" style:list-style-name="L1">
      <style:text-properties officeooo:paragraph-rsid="001102a9"/>
    </style:style>
    <style:style style:name="P8" style:family="paragraph" style:parent-style-name="Table_20_Contents" style:list-style-name="L1">
      <style:text-properties style:font-name="Mako" fo:font-size="10pt" officeooo:rsid="001102a9" officeooo:paragraph-rsid="001102a9"/>
    </style:style>
    <style:style style:name="P9" style:family="paragraph" style:parent-style-name="Table_20_Contents" style:list-style-name="L1">
      <style:text-properties style:font-name="Mako" fo:font-size="10pt" officeooo:rsid="0012bfdc" officeooo:paragraph-rsid="0012bfdc"/>
    </style:style>
    <style:style style:name="P10" style:family="paragraph" style:parent-style-name="Table_20_Contents" style:list-style-name="L1">
      <style:text-properties style:font-name="Mako" fo:font-size="10pt" officeooo:rsid="00142c72" officeooo:paragraph-rsid="00142c72"/>
    </style:style>
    <style:style style:name="P11" style:family="paragraph" style:parent-style-name="Table_20_Contents" style:list-style-name="L1">
      <style:text-properties officeooo:rsid="0012bfdc" officeooo:paragraph-rsid="0012bfdc"/>
    </style:style>
    <style:style style:name="P12" style:family="paragraph" style:parent-style-name="Table_20_Heading">
      <style:text-properties officeooo:paragraph-rsid="001102a9"/>
    </style:style>
    <style:style style:name="T1" style:family="text">
      <style:text-properties officeooo:rsid="000ffa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fae9" style:font-weight-asian="bold" style:font-weight-complex="bold"/>
    </style:style>
    <style:style style:name="T4" style:family="text">
      <style:text-properties officeooo:rsid="001102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S</text:span>ingle Responsibility</text:h>
      <text:p text:style-name="Quotations">Each software module or a class should have one and only one reason to change.</text:p>
      <table:table table:name="Table1" table:style-name="Table1">
        <table:table-column table:style-name="Table1.A"/>
        <table:table-column table:style-name="Table1.B"/>
        <table:table-row table:style-name="TableLine94429192132608">
          <table:table-cell table:style-name="Table1.A1" office:value-type="string">
            <text:p text:style-name="Table_20_Heading">Benefits</text:p>
          </table:table-cell>
          <table:table-cell table:style-name="Table1.A1" office:value-type="string">
            <text:p text:style-name="Table_20_Heading">Smells</text:p>
          </table:table-cell>
        </table:table-row>
        <table:table-row table:style-name="TableLine94429192132608">
          <table:table-cell table:style-name="Table1.A1" office:value-type="string">
            <text:list xml:id="list108775398" text:style-name="L1">
              <text:list-item>
                <text:p text:style-name="P7"><text:span text:style-name="T4">S</text:span>eparated classes can be reused in other parts of an application</text:p>
              </text:list-item>
              <text:list-item>
                <text:p text:style-name="P7"><text:span text:style-name="T4">S</text:span>eparated classes can be <text:span text:style-name="T4">easily </text:span>tested separately</text:p>
              </text:list-item>
            </text:list>
          </table:table-cell>
          <table:table-cell table:style-name="Table1.A1" office:value-type="string">
            <text:list xml:id="list60622274361640" text:continue-numbering="true" text:style-name="L1">
              <text:list-item>
                <text:p text:style-name="P6"><text:span text:style-name="T4">M</text:span>ore than one contextually separated piece of code within single class</text:p>
              </text:list-item>
              <text:list-item>
                <text:p text:style-name="P6"><text:span text:style-name="T4">L</text:span>arge setup in tests</text:p>
              </text:list-item>
            </text:list>
          </table:table-cell>
        </table:table-row>
      </table:table>
      <text:h text:style-name="P3" text:outline-level="1"><text:span text:style-name="T3">O</text:span><text:span text:style-name="T1">pen/Closed</text:span></text:h>
      <text:p text:style-name="Quotations">Entities in your software system should be open for extension, but closed for modification.</text:p>
      <table:table table:name="Table2" table:style-name="Table2">
        <table:table-column table:style-name="Table2.A"/>
        <table:table-column table:style-name="Table2.B"/>
        <table:table-row table:style-name="TableLine94429196011872">
          <table:table-cell table:style-name="Table2.A1" office:value-type="string">
            <text:p text:style-name="P12">Benefits</text:p>
          </table:table-cell>
          <table:table-cell table:style-name="Table2.A1" office:value-type="string">
            <text:p text:style-name="P12">Smells</text:p>
          </table:table-cell>
        </table:table-row>
        <table:table-row table:style-name="TableLine94429196011872">
          <table:table-cell table:style-name="Table2.A1" office:value-type="string">
            <text:list xml:id="list60623680298422" text:continue-numbering="true" text:style-name="L1">
              <text:list-item>
                <text:p text:style-name="P8">Functionality can be easily extended without affecting base</text:p>
              </text:list-item>
              <text:list-item>
                <text:p text:style-name="P8">Code is loosely coupled and easily mocked</text:p>
              </text:list-item>
            </text:list>
          </table:table-cell>
          <table:table-cell table:style-name="Table2.A1" office:value-type="string">
            <text:list xml:id="list60622625138246" text:continue-numbering="true" text:style-name="L1">
              <text:list-item>
                <text:p text:style-name="P8">Inheritance with different purposes</text:p>
              </text:list-item>
              <text:list-item>
                <text:p text:style-name="P8">Complex if/else or switch statements</text:p>
              </text:list-item>
            </text:list>
          </table:table-cell>
        </table:table-row>
      </table:table>
      <text:h text:style-name="P2" text:outline-level="1"><text:span text:style-name="T2">L</text:span>iskov Substitution</text:h>
      <text:p text:style-name="P4">Functions that use pointers or references to base classes must be able to use objects of derived classes without knowing it.</text:p>
      <table:table table:name="Table3" table:style-name="Table3">
        <table:table-column table:style-name="Table3.A"/>
        <table:table-column table:style-name="Table3.B"/>
        <table:table-row table:style-name="TableLine94429229842736">
          <table:table-cell table:style-name="Table3.A1" office:value-type="string">
            <text:p text:style-name="P12">Benefits</text:p>
          </table:table-cell>
          <table:table-cell table:style-name="Table3.A1" office:value-type="string">
            <text:p text:style-name="P12">Smells</text:p>
          </table:table-cell>
        </table:table-row>
        <table:table-row table:style-name="TableLine94429229842736">
          <table:table-cell table:style-name="Table3.A1" office:value-type="string">
            <text:list xml:id="list60622484710593" text:continue-numbering="true" text:style-name="L1">
              <text:list-item>
                <text:p text:style-name="P9">More intuitive and predictable behaviour</text:p>
              </text:list-item>
              <text:list-item>
                <text:p text:style-name="P9">Clear distinction between shared interface and extended functionality</text:p>
              </text:list-item>
            </text:list>
          </table:table-cell>
          <table:table-cell table:style-name="Table3.A1" office:value-type="string">
            <text:list xml:id="list60623372476409" text:continue-numbering="true" text:style-name="L1">
              <text:list-item>
                <text:p text:style-name="P9">Modification of inherited behaviour in subclass</text:p>
              </text:list-item>
              <text:list-item>
                <text:p text:style-name="P9">Exceptions raised in overridden inherited methods</text:p>
              </text:list-item>
            </text:list>
          </table:table-cell>
        </table:table-row>
      </table:table>
      <text:h text:style-name="P2" text:outline-level="1"><text:span text:style-name="T2">I</text:span>nterface Segregation</text:h>
      <text:p text:style-name="P4">Clients should not have to implement interfaces that they don’t use.</text:p>
      <table:table table:name="Table4" table:style-name="Table4">
        <table:table-column table:style-name="Table4.A" table:number-columns-repeated="2"/>
        <table:table-row table:style-name="TableLine94429197776880">
          <table:table-cell table:style-name="Table4.A1" office:value-type="string">
            <text:p text:style-name="P12">Benefits</text:p>
          </table:table-cell>
          <table:table-cell table:style-name="Table4.A1" office:value-type="string">
            <text:p text:style-name="P12">Smells</text:p>
          </table:table-cell>
        </table:table-row>
        <table:table-row table:style-name="TableLine94429197776880">
          <table:table-cell table:style-name="Table4.A1" office:value-type="string">
            <text:list xml:id="list60622924333072" text:continue-numbering="true" text:style-name="L1">
              <text:list-item>
                <text:p text:style-name="P10">Further decoupling of all implementing classes</text:p>
              </text:list-item>
              <text:list-item>
                <text:p text:style-name="P10">Clear separation of business logic</text:p>
              </text:list-item>
            </text:list>
          </table:table-cell>
          <table:table-cell table:style-name="Table4.A1" office:value-type="string">
            <text:list xml:id="list60623405055341" text:continue-numbering="true" text:style-name="L1">
              <text:list-item>
                <text:p text:style-name="P9">Interface consists of many properties or methods</text:p>
              </text:list-item>
              <text:list-item>
                <text:p text:style-name="P11">Methods and properties are not always implemented in classes</text:p>
              </text:list-item>
            </text:list>
          </table:table-cell>
        </table:table-row>
      </table:table>
      <text:h text:style-name="P2" text:outline-level="1"><text:span text:style-name="T2">D</text:span>ependency Inversion</text:h>
      <text:p text:style-name="P4">High level modules should not depend on lower level modules. Both should depend on abstractions. Abstractions should not depend on details. Details should depend on abstractions.</text:p>
      <table:table table:name="Table5" table:style-name="Table5">
        <table:table-column table:style-name="Table5.A" table:number-columns-repeated="2"/>
        <table:table-row table:style-name="TableLine94429199012352">
          <table:table-cell table:style-name="Table5.A1" office:value-type="string">
            <text:p text:style-name="P12">Benefits</text:p>
          </table:table-cell>
          <table:table-cell table:style-name="Table5.A1" office:value-type="string">
            <text:p text:style-name="P12">Smells</text:p>
          </table:table-cell>
        </table:table-row>
        <table:table-row table:style-name="TableLine94429199012352">
          <table:table-cell table:style-name="Table5.A1" office:value-type="string">
            <text:list xml:id="list60624117023611" text:continue-numbering="true" text:style-name="L1">
              <text:list-item>
                <text:p text:style-name="P10">High level modules are independent of low-level modules, increasing reusability</text:p>
              </text:list-item>
              <text:list-item>
                <text:p text:style-name="P10">Injected classes are easily mocked in tests</text:p>
              </text:list-item>
            </text:list>
          </table:table-cell>
          <table:table-cell table:style-name="Table5.A1" office:value-type="string">
            <text:list xml:id="list60623733398779" text:continue-numbering="true" text:style-name="L1">
              <text:list-item>
                <text:p text:style-name="P10">Instantiation of low-level classes</text:p>
              </text:list-item>
              <text:list-item>
                <text:p text:style-name="P10">Calls to class methods rather than interface methods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Mako" svg:font-family="Mak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ako" fo:font-family="Mako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ako" fo:font-family="Mako" style:font-style-name="Regular" style:font-pitch="variable" fo:font-size="130%" fo:font-weight="normal" style:font-size-asian="130%" style:font-weight-asian="bold" style:font-size-complex="130%" style:font-weight-complex="bold"/>
    </style:style>
    <style:style style:name="Quotations" style:family="paragraph" style:parent-style-name="Standard" style:next-style-name="Text_20_body" style:class="html">
      <style:paragraph-properties fo:margin-left="0cm" fo:margin-right="0cm" fo:margin-top="0cm" fo:margin-bottom="0.499cm" style:contextual-spacing="false" fo:text-indent="0cm" style:auto-text-indent="false" fo:padding-left="0.349cm" fo:padding-right="0.049cm" fo:padding-top="0.049cm" fo:padding-bottom="0.049cm" fo:border-left="1.56pt solid #808080" fo:border-right="none" fo:border-top="none" fo:border-bottom="none"/>
      <style:text-properties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049cm" fo:border-left="none" fo:border-right="none" fo:border-top="none" fo:border-bottom="0.06pt solid #000000" text:number-lines="false" text:line-number="0"/>
      <style:text-properties fo:font-weight="normal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5:20:53.634773966</meta:creation-date>
    <dc:date>2021-07-13T06:06:21.946065244</dc:date>
    <meta:editing-duration>PT3M27S</meta:editing-duration>
    <meta:editing-cycles>1</meta:editing-cycles>
    <meta:document-statistic meta:table-count="5" meta:image-count="0" meta:object-count="0" meta:page-count="1" meta:paragraph-count="40" meta:word-count="264" meta:character-count="1696" meta:non-whitespace-character-count="1492"/>
    <meta:generator>LibreOffice/7.0.6.2$Linux_X86_64 LibreOffice_project/00$Build-2</meta:generator>
  </office:meta>
</office:document-meta>
</file>